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fo:font-size="12pt" style:font-size-asian="12pt" style:font-size-complex="12pt"/>
    </style:style>
    <style:style style:name="P2" style:family="paragraph" style:parent-style-name="Standard">
      <style:paragraph-properties fo:margin-left="0in" fo:margin-right="0in" fo:line-height="150%" fo:orphans="2" fo:widows="2" fo:text-indent="0in" style:auto-text-indent="false"/>
      <style:text-properties fo:font-variant="normal" fo:text-transform="none" fo:color="#000000" style:font-name="Arial" fo:font-size="12pt" fo:letter-spacing="normal" fo:font-style="normal" fo:font-weight="normal" officeooo:rsid="0019832a" officeooo:paragraph-rsid="0019832a" style:font-size-asian="12pt" style:font-weight-asian="normal" style:font-size-complex="12pt" style:font-weight-complex="normal"/>
    </style:style>
    <style:style style:name="P3" style:family="paragraph" style:parent-style-name="Standard">
      <style:paragraph-properties fo:margin-left="0in" fo:margin-right="0in" fo:line-height="150%" fo:orphans="2" fo:widows="2" fo:text-indent="0in" style:auto-text-indent="false"/>
      <style:text-properties style:font-name="ARial" fo:font-size="12pt" fo:font-weight="normal" officeooo:rsid="00231c04" officeooo:paragraph-rsid="00231c04" style:font-size-asian="12pt" style:font-weight-asian="normal" style:font-size-complex="12pt" style:font-weight-complex="normal"/>
    </style:style>
    <style:style style:name="P4" style:family="paragraph" style:parent-style-name="Standard">
      <style:paragraph-properties fo:margin-left="0in" fo:margin-right="0in" fo:orphans="2" fo:widows="2" fo:text-indent="0in" style:auto-text-indent="false"/>
      <style:text-properties style:font-name="ARial" fo:font-size="12pt" fo:font-weight="normal" officeooo:rsid="00282b52" officeooo:paragraph-rsid="00282b52" style:font-size-asian="12pt" style:font-weight-asian="normal" style:font-size-complex="12pt" style:font-weight-complex="normal"/>
    </style:style>
    <style:style style:name="P5" style:family="paragraph" style:parent-style-name="Standard">
      <style:paragraph-properties fo:margin-left="0in" fo:margin-right="0in" fo:line-height="150%" fo:orphans="2" fo:widows="2" fo:text-indent="0in" style:auto-text-indent="false"/>
      <style:text-properties style:font-name="ARial" fo:font-size="12pt" fo:font-weight="normal" officeooo:rsid="00282b52" officeooo:paragraph-rsid="00282b52" style:font-size-asian="12pt" style:font-weight-asian="normal" style:font-size-complex="12pt" style:font-weight-complex="normal"/>
    </style:style>
    <style:style style:name="P6" style:family="paragraph" style:parent-style-name="Standard">
      <style:paragraph-properties fo:margin-left="0in" fo:margin-right="0in" fo:line-height="150%" fo:orphans="2" fo:widows="2" fo:text-indent="0in" style:auto-text-indent="false"/>
      <style:text-properties style:font-name="ARial" fo:font-size="12pt" fo:font-weight="normal" officeooo:rsid="00317495" officeooo:paragraph-rsid="00317495" style:font-size-asian="12pt" style:font-weight-asian="normal" style:font-size-complex="12pt" style:font-weight-complex="normal"/>
    </style:style>
    <style:style style:name="P7" style:family="paragraph" style:parent-style-name="Standard">
      <style:paragraph-properties fo:margin-left="0in" fo:margin-right="0in" fo:line-height="150%" fo:orphans="2" fo:widows="2" fo:text-indent="0in" style:auto-text-indent="false"/>
      <style:text-properties style:font-name="ARial" fo:font-size="12pt" fo:font-weight="normal" officeooo:rsid="0031cced" officeooo:paragraph-rsid="0031cced" style:font-size-asian="12pt" style:font-weight-asian="normal" style:font-size-complex="12pt" style:font-weight-complex="normal"/>
    </style:style>
    <style:style style:name="P8" style:family="paragraph" style:parent-style-name="Standard">
      <style:paragraph-properties fo:margin-left="0in" fo:margin-right="0in" fo:line-height="150%" fo:orphans="2" fo:widows="2" fo:text-indent="0in" style:auto-text-indent="false"/>
      <style:text-properties style:font-name="ARial" fo:font-size="12pt" fo:font-weight="normal" officeooo:rsid="003ce570" officeooo:paragraph-rsid="003e67f3" style:font-size-asian="12pt" style:font-weight-asian="normal" style:font-size-complex="12pt" style:font-weight-complex="normal"/>
    </style:style>
    <style:style style:name="P9" style:family="paragraph" style:parent-style-name="Standard">
      <style:paragraph-properties fo:margin-left="0in" fo:margin-right="0in" fo:line-height="150%" fo:orphans="2" fo:widows="2" fo:text-indent="0in" style:auto-text-indent="false"/>
      <style:text-properties style:font-name="ARial" fo:font-size="12pt" fo:font-weight="normal" officeooo:rsid="0042033f" officeooo:paragraph-rsid="0042033f" style:font-size-asian="12pt" style:font-weight-asian="normal" style:font-size-complex="12pt" style:font-weight-complex="normal"/>
    </style:style>
    <style:style style:name="P10" style:family="paragraph" style:parent-style-name="Standard">
      <style:paragraph-properties fo:margin-left="0in" fo:margin-right="0in" fo:line-height="150%" fo:orphans="2" fo:widows="2" fo:text-indent="0in" style:auto-text-indent="false"/>
      <style:text-properties style:font-name="ARial" fo:font-size="12pt" fo:font-weight="normal" officeooo:rsid="00455c38" officeooo:paragraph-rsid="00455c38" style:font-size-asian="12pt" style:font-weight-asian="normal" style:font-size-complex="12pt" style:font-weight-complex="normal"/>
    </style:style>
    <style:style style:name="P11" style:family="paragraph" style:parent-style-name="Standard">
      <style:paragraph-properties fo:margin-left="0in" fo:margin-right="0in" fo:orphans="2" fo:widows="2" fo:text-indent="0in" style:auto-text-indent="false"/>
      <style:text-properties style:font-name="ARial" fo:font-size="12pt" fo:font-weight="bold" officeooo:rsid="002f9fcd" officeooo:paragraph-rsid="002f9fcd" style:font-size-asian="12pt" style:font-weight-asian="bold" style:font-size-complex="12pt" style:font-weight-complex="bold"/>
    </style:style>
    <style:style style:name="P12" style:family="paragraph" style:parent-style-name="Standard">
      <style:paragraph-properties fo:margin-left="0in" fo:margin-right="0in" fo:line-height="150%" fo:orphans="2" fo:widows="2" fo:text-indent="0in" style:auto-text-indent="false"/>
      <style:text-properties fo:font-size="12pt" officeooo:rsid="0019832a" officeooo:paragraph-rsid="0019832a" style:font-size-asian="12pt" style:font-size-complex="12pt"/>
    </style:style>
    <style:style style:name="P13" style:family="paragraph" style:parent-style-name="Standard">
      <style:paragraph-properties fo:margin-left="0in" fo:margin-right="0in" fo:line-height="150%" fo:orphans="2" fo:widows="2" fo:text-indent="0in" style:auto-text-indent="false"/>
      <style:text-properties fo:font-size="12pt" fo:font-weight="normal" officeooo:rsid="0019832a" officeooo:paragraph-rsid="0019832a" style:font-size-asian="12pt" style:font-weight-asian="normal" style:font-size-complex="12pt" style:font-weight-complex="normal"/>
    </style:style>
    <style:style style:name="P14" style:family="paragraph" style:parent-style-name="Standard">
      <style:paragraph-properties fo:margin-left="0in" fo:margin-right="0in" fo:line-height="150%" fo:orphans="2" fo:widows="2" fo:text-indent="0in" style:auto-text-indent="false"/>
      <style:text-properties fo:font-size="12pt" fo:font-weight="normal" officeooo:rsid="001983c6" officeooo:paragraph-rsid="001983c6" style:font-size-asian="12pt" style:font-weight-asian="normal" style:font-size-complex="12pt" style:font-weight-complex="normal"/>
    </style:style>
    <style:style style:name="P15" style:family="paragraph" style:parent-style-name="Standard">
      <style:paragraph-properties fo:margin-left="0in" fo:margin-right="0in" fo:line-height="150%" fo:orphans="2" fo:widows="2" fo:text-indent="0in" style:auto-text-indent="false"/>
      <style:text-properties fo:font-size="12pt" fo:font-weight="normal" officeooo:rsid="001e507a" officeooo:paragraph-rsid="001e507a" style:font-size-asian="12pt" style:font-weight-asian="normal" style:font-size-complex="12pt" style:font-weight-complex="normal"/>
    </style:style>
    <style:style style:name="P16" style:family="paragraph" style:parent-style-name="Standard">
      <style:paragraph-properties fo:margin-left="0in" fo:margin-right="0in" fo:line-height="150%" fo:orphans="2" fo:widows="2" fo:text-indent="0in" style:auto-text-indent="false"/>
      <style:text-properties fo:font-size="12pt" fo:font-weight="bold" officeooo:rsid="001983c6" officeooo:paragraph-rsid="001983c6" style:font-size-asian="12pt" style:font-weight-asian="bold" style:font-size-complex="12pt" style:font-weight-complex="bold"/>
    </style:style>
    <style:style style:name="P17" style:family="paragraph" style:parent-style-name="Standard">
      <style:paragraph-properties fo:margin-left="0in" fo:margin-right="0in" fo:line-height="150%" fo:orphans="2" fo:widows="2" fo:text-indent="0in" style:auto-text-indent="false"/>
      <style:text-properties fo:font-size="12pt" fo:font-weight="bold" officeooo:rsid="0019832a" officeooo:paragraph-rsid="0019832a" style:font-size-asian="12pt" style:font-weight-asian="bold" style:font-size-complex="12pt" style:font-weight-complex="bold"/>
    </style:style>
    <style:style style:name="T1" style:family="text">
      <style:text-properties fo:font-variant="normal" fo:text-transform="none" fo:color="#000000" style:font-name="Arial" fo:letter-spacing="normal" fo:font-style="normal"/>
    </style:style>
    <style:style style:name="T2" style:family="text">
      <style:text-properties fo:font-variant="normal" fo:text-transform="none" fo:color="#000000" style:font-name="Arial" fo:letter-spacing="normal" fo:font-style="normal" fo:font-weight="normal"/>
    </style:style>
    <style:style style:name="T3" style:family="text">
      <style:text-properties fo:font-variant="normal" fo:text-transform="none" fo:color="#000000" style:font-name="Arial" fo:letter-spacing="normal" fo:font-style="normal" fo:font-weight="bold"/>
    </style:style>
    <style:style style:name="T4" style:family="text">
      <style:text-properties fo:font-variant="normal" fo:text-transform="none" fo:color="#000000" style:font-name="Arial" fo:letter-spacing="normal" fo:font-style="normal" officeooo:rsid="001b709b"/>
    </style:style>
    <style:style style:name="T5" style:family="text">
      <style:text-properties fo:font-variant="normal" fo:text-transform="none" fo:color="#000000" style:font-name="Arial" fo:letter-spacing="normal" fo:font-style="normal" officeooo:rsid="001d260a"/>
    </style:style>
    <style:style style:name="T6" style:family="text">
      <style:text-properties fo:font-variant="normal" fo:text-transform="none" fo:color="#000000" style:font-name="Arial" fo:letter-spacing="normal" fo:font-style="normal" officeooo:rsid="001edcb7"/>
    </style:style>
    <style:style style:name="T7" style:family="text">
      <style:text-properties fo:font-variant="normal" fo:text-transform="none" fo:color="#000000" style:font-name="Arial" fo:letter-spacing="normal" fo:font-style="normal" officeooo:rsid="0020c1ee"/>
    </style:style>
    <style:style style:name="T8" style:family="text">
      <style:text-properties fo:font-variant="normal" fo:text-transform="none" fo:color="#000000" style:font-name="Arial" fo:letter-spacing="normal" fo:font-style="normal" officeooo:rsid="0022afc8"/>
    </style:style>
    <style:style style:name="T9" style:family="text">
      <style:text-properties fo:font-variant="normal" fo:text-transform="none" fo:color="#000000" fo:letter-spacing="normal" fo:font-style="normal"/>
    </style:style>
    <style:style style:name="T10" style:family="text">
      <style:text-properties fo:font-variant="normal" fo:text-transform="none" fo:color="#000000" fo:letter-spacing="normal" fo:font-style="normal" officeooo:rsid="0022afc8"/>
    </style:style>
    <style:style style:name="T11" style:family="text">
      <style:text-properties officeooo:rsid="00255a55"/>
    </style:style>
    <style:style style:name="T12" style:family="text">
      <style:text-properties officeooo:rsid="002daadf"/>
    </style:style>
    <style:style style:name="T13" style:family="text">
      <style:text-properties officeooo:rsid="0031e256"/>
    </style:style>
    <style:style style:name="T14" style:family="text">
      <style:text-properties officeooo:rsid="0032b01c"/>
    </style:style>
    <style:style style:name="T15" style:family="text">
      <style:text-properties officeooo:rsid="00331b9d"/>
    </style:style>
    <style:style style:name="T16" style:family="text">
      <style:text-properties officeooo:rsid="0036152f"/>
    </style:style>
    <style:style style:name="T17" style:family="text">
      <style:text-properties officeooo:rsid="003e67f3"/>
    </style:style>
    <style:style style:name="T18" style:family="text">
      <style:text-properties officeooo:rsid="0042a1a0"/>
    </style:style>
    <style:style style:name="T19" style:family="text">
      <style:text-properties officeooo:rsid="00447b3f"/>
    </style:style>
    <style:style style:name="T20" style:family="text">
      <style:text-properties officeooo:rsid="00450bee"/>
    </style:style>
    <style:style style:name="T21" style:family="text">
      <style:text-properties officeooo:rsid="0046a2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2. </text:span><text:span text:style-name="T3">Descriptions of the blocks</text:span></text:p>
      <text:p text:style-name="P1"/>
      <text:p text:style-name="P12"><text:span text:style-name="T3">hit_left</text:span></text:p>
      <text:p text:style-name="P2">This block determines whether a cache access is a hit or miss for cache way 0; it does so by combining the functionality of a comparator and an AND gate. It first compares the cache tag with the CPU tag, and then feed the result of comparison and the output from valid array into an AND operation; if the final result is 1, the it is a cache hit, otherwise is a miss. </text:p>
      <text:p text:style-name="P13"/>
      <text:p text:style-name="P17"><text:span text:style-name="T1">hit_right <text:s/></text:span></text:p>
      <text:p text:style-name="P2">This block works the same as hit_left <text:span text:style-name="T21">(i.e. combining comparison and AND operations in one block)</text:span>, but it is for way 1 cache instead of way 0.</text:p>
      <text:p text:style-name="P13"/>
      <text:p text:style-name="P16"><text:span text:style-name="T1">lru</text:span></text:p>
      <text:p text:style-name="P14"><text:span text:style-name="T1">The LRU block uses 1 bit to signal which way of the 2 ways is least recently used, </text:span><text:span text:style-name="T4">and which way should be replac</text:span><text:span text:style-name="T5">e</text:span><text:span text:style-name="T4">d. </text:span></text:p>
      <text:p text:style-name="P16"/>
      <text:p text:style-name="P16"><text:span text:style-name="T1">data_selector</text:span></text:p>
      <text:p text:style-name="P15"><text:span text:style-name="T1">This block takes in 128-bit data, and modif</text:span><text:span text:style-name="T6">ies</text:span><text:span text:style-name="T1"> a byte or a word of the data that it takes in based on the value of mem_byte_enable </text:span><text:span text:style-name="T7">and mem_wdata; </text:span><text:span text:style-name="T8">finally it passes the output to the data store arrays.</text:span></text:p>
      <text:p text:style-name="P15"/>
      <text:p text:style-name="P3"><text:span text:style-name="T10">N</text:span><text:span text:style-name="T9">otes:</text:span></text:p>
      <text:p text:style-name="P3">1. The block containing tag, index, offset at the top of my diagram doesn't actually exist in the cache datapath; <text:span text:style-name="T11">they are just three signals taken from different bits in the address</text:span>. <text:span text:style-name="T11">The block is on the diagram just to facilitate understanding and visualize things.</text:span></text:p>
      <text:p text:style-name="P5">2. <text:span text:style-name="T12">In my diagram, all the write signals in array blocks are not connected to there corresponding load signals; this is to avoid messiness, and it doesn't mean that they are not connected in the actual datapath.</text:span></text:p>
      <text:p text:style-name="P4"/>
      <text:p text:style-name="P4"/>
      <text:p text:style-name="P4"/>
      <text:p text:style-name="P4"/>
      <text:p text:style-name="P4"/>
      <text:p text:style-name="P4"/>
      <text:p text:style-name="P4"/>
      <text:p text:style-name="P4"/>
      <text:p text:style-name="P4"><text:soft-page-break/></text:p>
      <text:p text:style-name="P11">3. Testing strategy</text:p>
      <text:p text:style-name="P11"/>
      <text:p text:style-name="P6"><text:span text:style-name="T16">In order to test my MP</text:span>, I first went to make sure that, having implemented the cache, all register values are still correct <text:span text:style-name="T15">when running some test code; in other words, I first did some regression testing to make sure what was working before still works now</text:span>. <text:span text:style-name="T13">To come up with my own test code, </text:span>I've also studied the test code provided to us. <text:span text:style-name="T14">My testing strategy is to mainly use LDR and STR to read from and write to memory addresses. Since we are using a 2-way set associative cache with LRU replacement policy, my focus was more on testing the replacement part. I first filled a particular cache set with two values, and then modify one of the values, and then bring in to the same set a third value so that one of the previous two was replaced by the most recent one, and then I would check whether the memory was updated correctly. </text:span></text:p>
      <text:p text:style-name="P6"/>
      <text:p text:style-name="P8">Another thing that I did was to make sure that, having implemented the cache, the memory access time should be much faster compared with when there <text:span text:style-name="T18">was</text:span> no cache. To do this I run my <text:span text:style-name="T20">same</text:span> test code on both my implementation for this MP and the previous MP<text:span text:style-name="T19">1</text:span> (with no cache in datapath). The result was indeed very good. My testcode finished running within 2300ns on my new implementation, while it took over 8000ns on my MP1. <text:span text:style-name="T17">There's also a place in my testcode, where two instructions would result in a cache hit; by examining the wavetrace of that two instructions, I found that the hit time is roughly 70ns, while running on my MP1 the two instructions would take nearly 500ns. <text:s/></text:span></text:p>
      <text:p text:style-name="P6"/>
      <text:p text:style-name="P10">A piece of my sample test code can be found on the next page.</text:p>
      <text:p text:style-name="P7"/>
      <text:p text:style-name="P7"/>
      <text:p text:style-name="P7"/>
      <text:p text:style-name="P7"/>
      <text:p text:style-name="P7"/>
      <text:p text:style-name="P7"/>
      <text:p text:style-name="P7"/>
      <text:p text:style-name="P7"/>
      <text:p text:style-name="P7"/>
      <text:p text:style-name="P7"/>
      <text:p text:style-name="P9"><text:soft-page-break/>ORIGIN 0</text:p>
      <text:p text:style-name="P9">SEGMENT CodeSegment:</text:p>
      <text:p text:style-name="P9"><text:s text:c="4"/>AND R0, R0, 0</text:p>
      <text:p text:style-name="P9"></text:p>
      <text:p text:style-name="P9"><text:s text:c="4"/>LDR R1, R0, A30 </text:p>
      <text:p text:style-name="P9"><text:s text:c="4"/>LDR R2, R0, C30 <text:s/></text:p>
      <text:p text:style-name="P9"><text:s text:c="4"/>ADD R1, R3, 6 <text:s/></text:p>
      <text:p text:style-name="P9"><text:s text:c="4"/>STR R1, R0, A30</text:p>
      <text:p text:style-name="P9"><text:s text:c="4"/>LDR R4, R0, F30 </text:p>
      <text:p text:style-name="P9"><text:s text:c="4"/>LDR R1, R0, A30</text:p>
      <text:p text:style-name="P9"></text:p>
      <text:p text:style-name="P9"><text:s text:c="4"/>LDR R2, R0, A32 </text:p>
      <text:p text:style-name="P9"><text:s text:c="4"/>ADD R2, R2, 6 <text:s text:c="4"/></text:p>
      <text:p text:style-name="P9"><text:s text:c="4"/>STR R2, R1, F30 <text:s text:c="6"/></text:p>
      <text:p text:style-name="P9"><text:s text:c="4"/>ADD R3, R3, 3 <text:s text:c="4"/></text:p>
      <text:p text:style-name="P9"><text:s text:c="4"/>STR R4, R0, F30</text:p>
      <text:p text:style-name="P9"><text:s text:c="4"/>LDR R4, R0, F30</text:p>
      <text:p text:style-name="P9"><text:s text:c="4"/>LDR R5, R0, F36</text:p>
      <text:p text:style-name="P9"><text:s text:c="4"/>LDR R6, R0, A32</text:p>
      <text:p text:style-name="P9"><text:s text:c="4"/>LDR R6, R0, A34</text:p>
      <text:p text:style-name="P9"><text:s text:c="4"/>STR R6, R0, A86</text:p>
      <text:p text:style-name="P9"><text:s text:c="4"/>LDR R6, R0, A82</text:p>
      <text:p text:style-name="P9"></text:p>
      <text:p text:style-name="P9">DONE:</text:p>
      <text:p text:style-name="P9"><text:s text:c="4"/>BRnzp DONE <text:s text:c="8"/></text:p>
      <text:p text:style-name="P9"></text:p>
      <text:p text:style-name="P9">SEGMENT <text:s/>DataSegment:</text:p>
      <text:p text:style-name="P9">A30: DATA2 4x110A;</text:p>
      <text:p text:style-name="P9">A32: DATA2 4x110A;</text:p>
      <text:p text:style-name="P9">A34: DATA2 4x110A;</text:p>
      <text:p text:style-name="P9">A36: DATA2 4x110A;</text:p>
      <text:p text:style-name="P9">A38: DATA2 4x110A;</text:p>
      <text:p text:style-name="P9">A3A: DATA2 4x110A;</text:p>
      <text:p text:style-name="P9"><text:soft-page-break/>A3C: DATA2 4x110A;</text:p>
      <text:p text:style-name="P9">A3E: DATA2 4x110A;</text:p>
      <text:p text:style-name="P9"></text:p>
      <text:p text:style-name="P9">A80: DATA2 4x3333;</text:p>
      <text:p text:style-name="P9">A82: DATA2 4x3333;</text:p>
      <text:p text:style-name="P9">A84: DATA2 4x3333;</text:p>
      <text:p text:style-name="P9">A86: DATA2 4x3333;</text:p>
      <text:p text:style-name="P9">A88: DATA2 4x3333;</text:p>
      <text:p text:style-name="P9">A8A: DATA2 4x3333;</text:p>
      <text:p text:style-name="P9">A8C: DATA2 4x3333;</text:p>
      <text:p text:style-name="P9">A8E: DATA2 4x3333;</text:p>
      <text:p text:style-name="P9"></text:p>
      <text:p text:style-name="P9">C30: DATA2 4x6666;</text:p>
      <text:p text:style-name="P9">C32: DATA2 4x6666;</text:p>
      <text:p text:style-name="P9">C34: DATA2 4x6666;</text:p>
      <text:p text:style-name="P9">C36: DATA2 4x6666;</text:p>
      <text:p text:style-name="P9">C38: DATA2 4x6666;</text:p>
      <text:p text:style-name="P9">C3A: DATA2 4x6666;</text:p>
      <text:p text:style-name="P9">C3C: DATA2 4x6666;</text:p>
      <text:p text:style-name="P9">C3E: DATA2 4x6666;</text:p>
      <text:p text:style-name="P9"></text:p>
      <text:p text:style-name="P9">F30: DATA2 4xBAAD;</text:p>
      <text:p text:style-name="P9">F32: DATA2 4xBAAD;</text:p>
      <text:p text:style-name="P9">F34: DATA2 4xBAAD;</text:p>
      <text:p text:style-name="P9">F36: DATA2 4xBAAD;</text:p>
      <text:p text:style-name="P9">F38: DATA2 4xBAAD;</text:p>
      <text:p text:style-name="P9">F3A: DATA2 4xBAAD;</text:p>
      <text:p text:style-name="P9">F3C: DATA2 4xBAAD;</text:p>
      <text:p text:style-name="P9">F3E: DATA2 4xBAA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ocun Yang</meta:initial-creator>
    <meta:creation-date>2016-02-27T21:09:09.660231574</meta:creation-date>
    <dc:date>2016-02-28T16:49:31.882747007</dc:date>
    <dc:creator>Daocun Yang</dc:creator>
    <meta:editing-duration>PT8H8M1S</meta:editing-duration>
    <meta:editing-cycles>48</meta:editing-cycles>
    <meta:generator>LibreOffice/4.2.8.2$Linux_X86_64 LibreOffice_project/420$Build-2</meta:generator>
    <meta:document-statistic meta:table-count="0" meta:image-count="0" meta:object-count="0" meta:page-count="4" meta:paragraph-count="78" meta:word-count="728" meta:character-count="4041" meta:non-whitespace-character-count="3205"/>
  </office:meta>
</office:document-meta>
</file>